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 style:list-style-name="L2">
      <style:graphic-properties draw:fill-color="#ffffff" draw:auto-grow-height="true" fo:min-height="12.18cm"/>
    </style:style>
    <style:style style:name="P1" style:family="paragraph">
      <style:paragraph-properties fo:text-align="start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6pt" style:font-size-asian="36pt" style:font-size-complex="36pt"/>
    </style:style>
    <style:style style:name="P6" style:family="paragraph">
      <style:text-properties fo:font-size="24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size="28pt" style:font-size-asian="40pt" style:font-size-complex="40pt"/>
    </style:style>
    <style:style style:name="T6" style:family="text">
      <style:text-properties style:text-position="-33% 58%"/>
    </style:style>
    <style:style style:name="T7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2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3" style:family="text">
      <style:text-properties style:font-name="Calibri2" style:font-name-asian="Calibri3" style:font-name-complex="Calibri3"/>
    </style:style>
    <style:style style:name="T14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1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1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7" style:family="text">
      <style:text-properties style:text-position="0% 100%"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8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19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20" style:family="text">
      <style:text-properties fo:font-size="26pt" style:font-size-asian="36pt" style:font-size-complex="36pt"/>
    </style:style>
    <style:style style:name="T21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bedingungen</text:span> sind Bedingungen, die die freie Bewegung der Systemteilchen einschränken (<text:span text:style-name="T2">geometrische Bindungen</text:span>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kräf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kräfte</text:span> sind Kräfte, die die Zwangsbedingungen bewirken, also die freie Teilchenbewegung behindern (z.B. Auflagekräfte, Fadenspannungen)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Schwierigkeiten ergeben sich bei der Behandlung eines mechanischen<text:line-break/>Problems, wenn Zwangsbedingungen vorliegen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1">
              <text:list-item>
                <text:p text:style-name="P1">Zwangskräfte sind im allgemeinen unbekannt</text:p>
              </text:list-item>
              <text:list-item>
                <text:p text:style-name="P1">Die Teilchenkoordinaten <text:span text:style-name="T3">r</text:span><text:span text:style-name="T4">i</text:span> = (<text:span text:style-name="T2">x</text:span><text:span text:style-name="T4">i</text:span>,<text:span text:style-name="T2">y</text:span><text:span text:style-name="T4">i</text:span>,<text:span text:style-name="T2">z</text:span><text:span text:style-name="T4">i</text:span>), <text:span text:style-name="T2">i</text:span> = 1,2,...,N sind wegen der Zwangsbedingungen nicht unabhängig voneinan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ie versucht man die wegen der Zwangsbedingungen nicht unabhängigen Teilchenkoordinaten mathematisch einfacher zu handhaben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3">Man versucht sie durch linear unabhängige, verallgemeinerte Koordinaten zu ersetz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Was sind 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 in der folgenden Form: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skler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sind holonome Zwangsbedingungen, die nicht explizit zeitabhängig sind, also Bedingungen der Form 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für die zusätzlich gilt:</text:p>
            <text:p/>
          </draw:text-box>
        </draw:frame>
        <draw:frame draw:style-name="gr2" draw:text-style-name="P3" draw:layer="layout" svg:width="7.986cm" svg:height="2.192cm" svg:x="10.006cm" svg:y="12.903cm">
          <text:p/>
          <draw:object xlink:href="../Holonom-skleronom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rhe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 sind holonome Zwangsbedingungen mit expliziter Zeitabhängigkeit:</text:p>
          </draw:text-box>
        </draw:frame>
        <draw:frame draw:style-name="gr2" draw:text-style-name="P3" draw:layer="layout" svg:width="7.986cm" svg:height="2.192cm" svg:x="10.006cm" svg:y="12.203cm">
          <text:p/>
          <draw:object xlink:href="../Holonom-rheonom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Vorteil holonom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Holonome Zwangsbedingungen reduzieren die Zahl der Freiheitsgrad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wirken sich holonome Zwangsbedingungen auf die Zahl der Freiheitsgrade a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<text:span text:style-name="T2">N</text:span><text:span text:style-name="T8">-Teilchensystem hat ohne Zwang 3</text:span><text:span text:style-name="T2">N</text:span><text:span text:style-name="T8"> Freiheitsgrade, bei </text:span><text:span text:style-name="T2">p</text:span><text:span text:style-name="T8"> holonomen Zwangsbedingungen sind es nur noch</text:span></text:p>
            <text:p><text:span text:style-name="T2">S</text:span><text:span text:style-name="T8"> = 3</text:span><text:span text:style-name="T2">N</text:span><text:span text:style-name="T8"> - </text:span>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nicht-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, die sich nicht in der Form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darstellen lassen, sodass durch sie kein Eliminieren von überflüssigen Koordinaten möglich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Lösungsverfahren bei nicht-holonomen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Systeme mit nicht-holonomen Zwangsbedingungen gibt es kein allgemeines Lösungsverfahr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generalisierte Koordinaten erfüllen?</text:p>
          </draw:text-box>
        </draw:frame>
        <draw:frame presentation:style-name="pr5" draw:text-style-name="P1" draw:layer="layout" svg:width="25.199cm" svg:height="12.18cm" svg:x="1.4cm" svg:y="4.914cm" presentation:class="subtitle" presentation:user-transformed="true">
          <draw:text-box>
            <text:p>1. Die momentane Konfiguration des physikalischen Systems ist eindeutig durch <text:span text:style-name="T2">q</text:span><text:span text:style-name="T6">1</text:span>, . . . , <text:span text:style-name="T2">q</text:span><text:span text:style-name="T4">S</text:span> festgelegt. Insbesondere gelten Transformationsformeln</text:p>
            <text:p><text:span text:style-name="T3">r</text:span><text:span text:style-name="T4">i</text:span> = <text:span text:style-name="T3">r</text:span><text:span text:style-name="T4">i</text:span><text:span text:style-name="T9"> </text:span>(<text:span text:style-name="T2">q</text:span>1, . . . , <text:span text:style-name="T2">q</text:span><text:span text:style-name="T4">S</text:span>, <text:span text:style-name="T2">t</text:span><text:span text:style-name="T8">)</text:span>,<text:tab/><text:span text:style-name="T2">i</text:span> = 1, 2, . . . , <text:span text:style-name="T2">N</text:span></text:p>
            <text:p>welche die Zwangsbedingungen implizit enthalten.</text:p>
            <text:p>2. Die <text:span text:style-name="T2">q</text:span><text:span text:style-name="T4">j</text:span> sind unabhängig voneinander, d. h., es gibt keine Beziehung der Form <text:span text:style-name="T2">F</text:span><text:span text:style-name="T8"> </text:span>(<text:span text:style-name="T2">q</text:span><text:span text:style-name="T6">1</text:span>, . . . , <text:span text:style-name="T2">q</text:span><text:span text:style-name="T4">S</text:span>, <text:span text:style-name="T2">t</text:span>) = 0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Konfigurationsraum definier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Unter dem Konfigurationsraum versteht man den <text:span text:style-name="T2">S</text:span>-dimensionalen Raum, der durch die generalisierten Koordinaten <text:span text:style-name="T2">q</text:span><text:span text:style-name="T6">1</text:span>, . . . , <text:span text:style-name="T2">q</text:span><text:span text:style-name="T4">S</text:span><text:span text:style-name="T10"> </text:span>aufgespannt wird.</text:p>
            <text:p>Jeder Punkt des Konfigurationsraums (<text:span text:style-name="T2">Konfigurationsvektor</text:span>) <text:s/><text:span text:style-name="T3">q</text:span> = (<text:span text:style-name="T2">q</text:span><text:span text:style-name="T6">1</text:span>, <text:span text:style-name="T2">q</text:span><text:span text:style-name="T6">2</text:span>, . . . , <text:span text:style-name="T2">q</text:span><text:span text:style-name="T4">S</text:span><text:span text:style-name="T10">)</text:span> entspricht einem möglichen Zustand des Systems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einer virtuellen Verrück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Virtuelle Verrückung <text:span text:style-name="T7">δ</text:span><text:span text:style-name="T11">r</text:span><text:span text:style-name="T12">i</text:span><text:span text:style-name="T13"> ist die willkürliche (virtuelle), infinitesimale Koordinatenänderung, die mit den Zwangsbedingungen verträglich ist und momentan durchgeführt wird. Momentan bedeutet: </text:span><text:span text:style-name="T7">δt</text:span><text:span text:style-name="T14"> = 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virtueller Arbei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δW</text:span><text:span text:style-name="T15">i</text:span><text:span text:style-name="T14"> = -</text:span><text:span text:style-name="T16">F</text:span><text:span text:style-name="T15">i</text:span><text:span text:style-name="T14"> </text:span><text:span text:style-name="T14">∙ </text:span><text:span text:style-name="T7">δ</text:span><text:span text:style-name="T16">r</text:span><text:span text:style-name="T15">i</text:span></text:p>
            <text:p><text:span text:style-name="T17">F</text:span><text:span text:style-name="T15">i</text:span><text:span text:style-name="T18"> ist die Summe aus treibender Kraft und der Zwangskraft, </text:span><text:span text:style-name="T19">δ</text:span><text:span text:style-name="T17">r</text:span><text:span text:style-name="T15">i</text:span><text:span text:style-name="T18"> die virtuelle Verrücku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as Prinzip der virtuellen Arbeit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>Das Prinzip der virtuellen Arbeit besagt, dass bei jeder gedachten Bewegung, die mit den Zwangsbedingungen verträglich ist, die Zwangskräfte keine Arbeit leisten.</text:p>
            <text:p/>
            <text:p>Nur die Summe muß gleich Null sein, dies gilt also nicht notwendigerweise auch für jeden einzelnen Summanden.</text:p>
          </draw:text-box>
        </draw:frame>
        <draw:frame draw:style-name="gr2" draw:text-style-name="P3" draw:layer="layout" svg:width="5.067cm" svg:height="1.774cm" svg:x="11.466cm" svg:y="8.212cm">
          <text:p/>
          <draw:object xlink:href="../Prinzip%20der%20virtuellen%20Arbeit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werden Reibungskräfte nicht zu den Zwangskräften gezähl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Reibungskräfte verletzen das Prinzip der virtuellen Arbeit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generalisierte Kraft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ie virtuelle Arbeit <text:span text:style-name="T7">δW</text:span><text:span text:style-name="T15">i</text:span><text:span text:style-name="T14"> = -</text:span><text:span text:style-name="T16">F</text:span><text:span text:style-name="T15">i</text:span><text:span text:style-name="T14"> </text:span><text:span text:style-name="T14">∙ </text:span><text:span text:style-name="T7">δ</text:span><text:span text:style-name="T16">r</text:span><text:span text:style-name="T15">i</text:span> gilt:</text:p>
            <text:p/>
            <text:p>Mit <text:span text:style-name="T3">K</text:span><text:span text:style-name="T2">i</text:span> der treibenden und <text:span text:style-name="T3">Z</text:span><text:span text:style-name="T2">i</text:span> der Zwangskraft.</text:p>
            <text:p/>
            <text:p/>
            <text:p>Mit dem Prinzip der virtuellen Arbeit folgt daraus das d'Alambertsche Prinzip:</text:p>
            <text:p/>
            <text:p/>
            <text:p>Es besagt dass die virtuelle Arbeit der <text:span text:style-name="T2">verlorenen Kräfte</text:span> Null ist.</text:p>
          </draw:text-box>
        </draw:frame>
        <draw:frame draw:style-name="gr2" draw:text-style-name="P3" draw:layer="layout" svg:width="12.799cm" svg:height="4.059cm" svg:x="7.6cm" svg:y="6.87cm">
          <text:p/>
          <draw:object xlink:href="../Treibende%20Kraft%20und%20Zwangskraft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7.707cm" svg:height="2.392cm" svg:x="10.146cm" svg:y="12.903cm">
          <text:p/>
          <draw:object xlink:href="../d'Alambert'sches%20Prinzip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die Lagrange-Gleichungen unter Punkt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verallgemeinerte Impuls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zyklische Koordina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Parameterdarstellung der Zykloi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5" draw:layer="layout" svg:width="25.199cm" svg:height="4.384cm" svg:x="1.4cm" svg:y="0.398cm" presentation:class="title" presentation:user-transformed="true">
          <draw:text-box>
            <text:p><text:span text:style-name="T20">Welche Form haben die aus dem d’Alembert’schen Prinzip folgenden Bewegungsgleichungen für nicht-konservative Systeme mit holonomen Zwangsbedingun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ingungen müssen „verallgemeinerte Potentiale“ erfü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önnen „verallgemeinerte Potentiale“ auch von den generalisierten Geschwindigkeiten abhä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Lagrange-Funktion unterliegt ein geladenes Teilchen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n die generalisierten Impulse eines geladenen Teilche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ie Lagrange-Funktion eines geladenen Teilchen bei einer Eichtransformation ϕ → ϕ − (∂|∂t)χ ; A → A + ∇χ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mit den Bewegungsgleichungen bei einer Eichtransformation ϕ → ϕ − (∂|∂t)χ ; A → A + ∇χ? 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echanischen Eich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chreibt man Systeme, die Reibungskräften unterlie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physikalische Bedeutung besitzt die Dissipations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Methode der Lagrange’schen Multiplikator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Lagrange’schen Bewegungsgleichungen 1. A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hysikalische Bedeutung kann den Lagrange’schen Multiplikatoren zugeschrieben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Differential- und Integralprinzipi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Konfigurationsbah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ulieren Sie das Hamilton’sche Prinzip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die zur Variation zugelassenen Bahnen erfü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irkungsfunktion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Variation des Funktionals J{y(x)}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Euler’sche Gleichung an und skizzieren Sie ihre Herleit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Brachystochronenprobl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6" draw:layer="layout" svg:width="25.199cm" svg:height="4.027cm" svg:x="1.4cm" svg:y="0.575cm" presentation:class="title" presentation:user-transformed="true">
          <draw:text-box>
            <text:p><text:span text:style-name="T21">Wie leitet man aus dem Hamilton’schen Prinzip für konservative Systeme mit nicht-holonomen Zwangsbedingungen die Lagrange’schen Bewegungsgleichungen 1. Ar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Hamilton’sche Prinzip für nicht-konservative System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s Wirkungsfunktional ist beim Hamilton’schen Prinzip für nicht-konservative Systeme zu vari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Von welcher Art sind die Bewegungsgleichungen, die aus dem „erweiterten“ Hamilton’schen Prinzip fol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ntegral der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arum ist es günstig, in der Lagrange-Formulierung eines physikalischen Problems möglichst viele generalisierte Koordinaten zyklisch zu wäh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zeitlich homo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Lagrange-Funktion in einem zeit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zeitlichen Homogenität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Bedingungen ist die Hamilton-Funktion mit der Gesamtenergie identi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ein System als räumlich homogen zu bezeich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die Lagrange-Funktion in einem räum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Homogenität des Raum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der Impulserhaltung und Symmetriericht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manifestiert sich räumliche Isotropie in der Lagrange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as Gesamtdrehmoment bei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6" draw:layer="layout" svg:width="25.199cm" svg:height="4.027cm" svg:x="1.4cm" svg:y="0.575cm" presentation:class="title" presentation:user-transformed="true">
          <draw:text-box>
            <text:p><text:span text:style-name="T21">Welche Symmetriebedingung muss an die auf das i-te Teilchen wirkende Kraft gestellt werden, damit die x-Komponente des Drehimpulses ein Integral der Bewegung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ahoma2" fo:font-family="Tahoma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3-29T19:47:30.309000000</dc:date>
    <meta:document-statistic meta:object-count="286"/>
  </office:meta>
</office:document-meta>
</file>